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Bold" svg:font-family="Helvetica-Bold"/>
    <style:font-face style:name="LMRoman12-Regular" svg:font-family="LMRoman12-Regular"/>
    <style:font-face style:name="Mangal1" svg:font-family="Mangal"/>
    <style:font-face style:name="OpenSymbol1" svg:font-family="OpenSymbol"/>
    <style:font-face style:name="Helvetica" svg:font-family="Helvetica" style:font-family-generic="swiss"/>
    <style:font-face style:name="Times New Roman1" svg:font-family="'Times New Roman'"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Comic Sans MS" fo:font-size="10pt" fo:font-weight="bold" style:font-size-asian="10pt" style:font-weight-asian="bold" style:font-size-complex="10pt" style:font-weight-complex="bold"/>
    </style:style>
    <style:style style:name="P2" style:family="paragraph" style:parent-style-name="Standard">
      <style:paragraph-properties fo:text-align="start" style:justify-single-word="false" style:text-autospace="none"/>
      <style:text-properties style:font-name="Comic Sans MS" fo:font-size="10pt" fo:font-weight="bold" style:font-name-asian="LMRoman12-Regular" style:font-size-asian="10pt" style:font-weight-asian="bold" style:font-name-complex="LMRoman12-Regular" style:font-size-complex="10pt" style:font-weight-complex="bold"/>
    </style:style>
    <style:style style:name="P3" style:family="paragraph" style:parent-style-name="Standard">
      <style:paragraph-properties fo:text-align="end" style:justify-single-word="false" style:text-autospace="none"/>
      <style:text-properties style:font-name="Comic Sans MS" fo:font-size="10pt" fo:font-weight="bold" style:font-name-asian="Times New Roman1" style:font-size-asian="10pt" style:font-weight-asian="bold" style:font-name-complex="Times New Roman1" style:font-size-complex="10pt" style:font-weight-complex="bold"/>
    </style:style>
    <style:style style:name="P4" style:family="paragraph" style:parent-style-name="Standard">
      <style:paragraph-properties style:text-autospace="none"/>
      <style:text-properties style:font-name="Comic Sans MS" fo:font-size="10pt" fo:font-weight="bold" style:font-name-asian="Times New Roman1" style:font-size-asian="10pt" style:font-weight-asian="bold" style:font-name-complex="Times New Roman1" style:font-size-complex="10pt" style:font-weight-complex="bold"/>
    </style:style>
    <style:style style:name="P5" style:family="paragraph" style:parent-style-name="Standard">
      <style:paragraph-properties fo:text-align="start" style:justify-single-word="false"/>
      <style:text-properties style:font-name="Comic Sans MS" fo:font-size="10pt" style:font-size-asian="10pt" style:font-size-complex="10pt"/>
    </style:style>
    <style:style style:name="P6" style:family="paragraph" style:parent-style-name="Standard">
      <style:paragraph-properties fo:text-align="start" style:justify-single-word="false" style:text-autospace="none"/>
      <style:text-properties style:font-name="Comic Sans MS" fo:font-size="10pt" style:font-name-asian="LMRoman12-Regular" style:font-size-asian="10pt" style:font-name-complex="LMRoman12-Regular" style:font-size-complex="10pt"/>
    </style:style>
    <style:style style:name="P7" style:family="paragraph" style:parent-style-name="Standard">
      <style:paragraph-properties fo:text-align="start" style:justify-single-word="false" style:text-autospace="none"/>
      <style:text-properties style:font-name="Comic Sans MS" fo:font-size="10pt" officeooo:paragraph-rsid="001a2a63" style:font-name-asian="LMRoman12-Regular" style:font-size-asian="10pt" style:font-name-complex="LMRoman12-Regular" style:font-size-complex="10pt"/>
    </style:style>
    <style:style style:name="P8" style:family="paragraph" style:parent-style-name="Standard">
      <style:paragraph-properties style:text-autospace="none"/>
      <style:text-properties style:font-name="Comic Sans MS" fo:font-size="10pt" style:font-name-asian="LMRoman12-Regular" style:font-size-asian="10pt" style:font-name-complex="LMRoman12-Regular" style:font-size-complex="10pt"/>
    </style:style>
    <style:style style:name="P9" style:family="paragraph" style:parent-style-name="Standard">
      <style:paragraph-properties style:text-autospace="none"/>
      <style:text-properties style:font-name="Comic Sans MS" fo:font-size="10pt" style:font-name-asian="Times New Roman1" style:font-size-asian="10pt" style:font-name-complex="Times New Roman1" style:font-size-complex="10pt"/>
    </style:style>
    <style:style style:name="P10" style:family="paragraph" style:parent-style-name="Standard">
      <style:paragraph-properties fo:text-align="start" style:justify-single-word="false" style:text-autospace="none"/>
      <style:text-properties style:font-name="Comic Sans MS" fo:font-size="10pt" style:font-name-asian="Times New Roman1" style:font-size-asian="10pt" style:font-name-complex="Times New Roman1" style:font-size-complex="10pt"/>
    </style:style>
    <style:style style:name="P11" style:family="paragraph" style:parent-style-name="Standard">
      <style:paragraph-properties style:text-autospace="none"/>
      <style:text-properties style:font-name="Comic Sans MS" fo:font-size="10pt" officeooo:rsid="001d8f2f" officeooo:paragraph-rsid="001d8f2f" style:font-name-asian="Times New Roman1" style:font-size-asian="10pt" style:font-name-complex="Times New Roman1" style:font-size-complex="10pt"/>
    </style:style>
    <style:style style:name="P12" style:family="paragraph" style:parent-style-name="Standard">
      <style:paragraph-properties style:text-autospace="none"/>
      <style:text-properties style:font-name="Comic Sans MS" fo:font-size="10pt" officeooo:rsid="001d8f2f" officeooo:paragraph-rsid="001f6425" style:font-name-asian="Times New Roman1" style:font-size-asian="10pt" style:font-name-complex="Times New Roman1" style:font-size-complex="10pt"/>
    </style:style>
    <style:style style:name="P13" style:family="paragraph" style:parent-style-name="Standard">
      <style:paragraph-properties fo:text-align="start" style:justify-single-word="false"/>
      <style:text-properties style:font-name="Comic Sans MS" fo:font-size="11pt" fo:font-weight="bold" style:font-size-asian="11pt" style:font-weight-asian="bold" style:font-size-complex="11pt" style:font-weight-complex="bold"/>
    </style:style>
    <style:style style:name="P14" style:family="paragraph" style:parent-style-name="Standard">
      <style:paragraph-properties fo:text-align="start" style:justify-single-word="false" style:text-autospace="none"/>
      <style:text-properties fo:color="#000000" style:font-name="Comic Sans MS" fo:font-size="10pt" style:font-name-asian="Helvetica" style:font-size-asian="10pt" style:font-name-complex="Helvetica" style:font-size-complex="10pt"/>
    </style:style>
    <style:style style:name="P15" style:family="paragraph" style:parent-style-name="Standard">
      <style:text-properties fo:color="#000000" style:font-name="Comic Sans MS" fo:font-size="11pt" officeooo:paragraph-rsid="00208278" style:font-size-asian="11pt" style:font-size-complex="11pt"/>
    </style:style>
    <style:style style:name="P16" style:family="paragraph" style:parent-style-name="Standard">
      <style:text-properties fo:color="#000000" style:font-name="Comic Sans MS" fo:font-size="11pt" fo:font-weight="normal" officeooo:rsid="0016a7d0" officeooo:paragraph-rsid="00208278" style:font-size-asian="11pt" style:font-weight-asian="normal" style:font-size-complex="11pt" style:font-weight-complex="normal"/>
    </style:style>
    <style:style style:name="P17" style:family="paragraph" style:parent-style-name="Standard">
      <style:paragraph-properties fo:text-align="center" style:justify-single-word="false"/>
    </style:style>
    <style:style style:name="P18" style:family="paragraph" style:parent-style-name="Standard">
      <style:paragraph-properties style:text-autospace="none"/>
      <style:text-properties officeooo:paragraph-rsid="001cf35d"/>
    </style:style>
    <style:style style:name="P19" style:family="paragraph" style:parent-style-name="Standard" style:list-style-name="L1">
      <style:paragraph-properties fo:text-align="start" style:justify-single-word="false" style:text-autospace="none"/>
      <style:text-properties style:font-name="Comic Sans MS" fo:font-size="10pt" officeooo:paragraph-rsid="001a2a63" style:font-name-asian="LMRoman12-Regular" style:font-size-asian="10pt" style:font-name-complex="LMRoman12-Regular" style:font-size-complex="10pt"/>
    </style:style>
    <style:style style:name="P20" style:family="paragraph" style:parent-style-name="Standard" style:list-style-name="L1">
      <style:paragraph-properties fo:text-align="start" style:justify-single-word="false" style:text-autospace="none"/>
      <style:text-properties style:font-name="Comic Sans MS" fo:font-size="10pt" officeooo:rsid="00263339" officeooo:paragraph-rsid="001a2a63" style:font-name-asian="LMRoman12-Regular" style:font-size-asian="10pt" style:font-name-complex="LMRoman12-Regular" style:font-size-complex="10pt"/>
    </style:style>
    <style:style style:name="P21" style:family="paragraph" style:parent-style-name="Standard" style:list-style-name="L2">
      <style:paragraph-properties style:text-autospace="none"/>
      <style:text-properties style:font-name="Comic Sans MS" fo:font-size="10pt" officeooo:rsid="001cf35d" officeooo:paragraph-rsid="001cf35d" style:font-name-asian="Times New Roman1" style:font-size-asian="10pt" style:font-name-complex="Times New Roman1" style:font-size-complex="10pt"/>
    </style:style>
    <style:style style:name="P22" style:family="paragraph" style:parent-style-name="Standard">
      <style:paragraph-properties style:text-autospace="none"/>
      <style:text-properties style:font-name="Comic Sans MS" fo:font-size="10pt" officeooo:rsid="001f6425" officeooo:paragraph-rsid="001f6425" style:font-name-asian="Times New Roman1" style:font-size-asian="10pt" style:font-name-complex="Times New Roman1" style:font-size-complex="10pt"/>
    </style:style>
    <style:style style:name="P23" style:family="paragraph" style:parent-style-name="Standard">
      <style:paragraph-properties fo:text-align="start" style:justify-single-word="false" style:text-autospace="none"/>
      <style:text-properties style:font-name="Comic Sans MS" fo:font-size="10pt" style:font-name-asian="Times New Roman1" style:font-size-asian="10pt" style:font-name-complex="Times New Roman1" style:font-size-complex="10pt"/>
    </style:style>
    <style:style style:name="P24" style:family="paragraph" style:parent-style-name="Standard">
      <style:paragraph-properties style:text-autospace="none"/>
      <style:text-properties style:font-name="Comic Sans MS" fo:font-size="11pt" officeooo:paragraph-rsid="002286b1" style:font-size-asian="11pt" style:font-size-complex="11pt"/>
    </style:style>
    <style:style style:name="P25" style:family="paragraph" style:parent-style-name="Standard">
      <style:paragraph-properties fo:text-align="center" style:justify-single-word="false" style:text-autospace="none"/>
      <style:text-properties style:font-name="Comic Sans MS" fo:font-size="11pt" officeooo:paragraph-rsid="002286b1" style:font-size-asian="11pt" style:font-size-complex="11pt"/>
    </style:style>
    <style:style style:name="P26" style:family="paragraph" style:parent-style-name="Standard" style:list-style-name="L2">
      <style:paragraph-properties style:text-autospace="none"/>
      <style:text-properties officeooo:paragraph-rsid="001cf35d"/>
    </style:style>
    <style:style style:name="P27" style:family="paragraph" style:parent-style-name="Standard">
      <style:paragraph-properties fo:text-align="center" style:justify-single-word="false" style:text-autospace="none"/>
      <style:text-properties fo:color="#000000" style:font-name="Comic Sans MS"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8ce2c" style:font-weight-asian="normal" style:font-weight-complex="normal"/>
    </style:style>
    <style:style style:name="T3" style:family="text">
      <style:text-properties fo:font-weight="normal" style:font-name-asian="Helvetica-Bold" style:font-weight-asian="normal" style:font-name-complex="Helvetica-Bold" style:font-weight-complex="normal"/>
    </style:style>
    <style:style style:name="T4" style:family="text">
      <style:text-properties fo:font-size="20pt" style:font-name-asian="Times New Roman1" style:font-size-asian="20pt" style:font-name-complex="Times New Roman1" style:font-size-complex="20pt"/>
    </style:style>
    <style:style style:name="T5" style:family="text">
      <style:text-properties fo:font-size="20pt" officeooo:rsid="002286b1" style:font-name-asian="Times New Roman1" style:font-size-asian="20pt" style:font-name-complex="Times New Roman1" style:font-size-complex="20pt"/>
    </style:style>
    <style:style style:name="T6" style:family="text">
      <style:text-properties fo:font-size="20pt" style:text-underline-style="solid" style:text-underline-width="auto" style:text-underline-color="font-color" officeooo:rsid="002286b1" style:font-name-asian="Times New Roman1" style:font-size-asian="20pt" style:font-name-complex="Times New Roman1" style:font-size-complex="20pt"/>
    </style:style>
    <style:style style:name="T7" style:family="text">
      <style:text-properties officeooo:rsid="0018ce2c"/>
    </style:style>
    <style:style style:name="T8" style:family="text">
      <style:text-properties officeooo:rsid="001a2a63"/>
    </style:style>
    <style:style style:name="T9" style:family="text">
      <style:text-properties style:font-name="Comic Sans MS" fo:font-size="12pt" fo:font-weight="bold" style:font-size-asian="12pt" style:font-weight-asian="bold" style:font-size-complex="12pt" style:font-weight-complex="bold"/>
    </style:style>
    <style:style style:name="T10" style:family="text">
      <style:text-properties style:font-name="Comic Sans MS" fo:font-size="12pt" fo:font-weight="bold" officeooo:rsid="001a2a63" style:font-size-asian="12pt" style:font-weight-asian="bold" style:font-size-complex="12pt" style:font-weight-complex="bold"/>
    </style:style>
    <style:style style:name="T11" style:family="text">
      <style:text-properties style:font-name="Comic Sans MS" fo:font-size="12pt" fo:font-weight="bold" officeooo:rsid="00174f43" style:font-size-asian="12pt" style:font-weight-asian="bold" style:font-size-complex="12pt" style:font-weight-complex="bold"/>
    </style:style>
    <style:style style:name="T12" style:family="text">
      <style:text-properties style:font-name="Comic Sans MS" fo:font-size="10pt" style:font-name-asian="Times New Roman1" style:font-size-asian="10pt" style:font-name-complex="Times New Roman1" style:font-size-complex="10pt"/>
    </style:style>
    <style:style style:name="T13" style:family="text">
      <style:text-properties style:font-name="Comic Sans MS" fo:font-size="10pt" officeooo:rsid="001b9686" style:font-name-asian="Times New Roman1" style:font-size-asian="10pt" style:font-name-complex="Times New Roman1" style:font-size-complex="10pt"/>
    </style:style>
    <style:style style:name="T14" style:family="text">
      <style:text-properties style:font-name="Comic Sans MS" fo:font-size="10pt" officeooo:rsid="001cf35d" style:font-name-asian="Times New Roman1" style:font-size-asian="10pt" style:font-name-complex="Times New Roman1" style:font-size-complex="10pt"/>
    </style:style>
    <style:style style:name="T15" style:family="text">
      <style:text-properties style:font-name="Comic Sans MS" fo:font-size="10pt" officeooo:rsid="001d8f2f" style:font-name-asian="Times New Roman1" style:font-size-asian="10pt" style:font-name-complex="Times New Roman1" style:font-size-complex="10pt"/>
    </style:style>
    <style:style style:name="T16" style:family="text">
      <style:text-properties officeooo:rsid="001e3695"/>
    </style:style>
    <style:style style:name="T17" style:family="text">
      <style:text-properties officeooo:rsid="002697e6"/>
    </style:style>
    <style:style style:name="T18" style:family="text">
      <style:text-properties officeooo:rsid="00233e4d"/>
    </style:style>
    <style:style style:name="T19" style:family="text">
      <style:text-properties officeooo:rsid="0026f7eb"/>
    </style:style>
    <style:style style:name="T20" style:family="text">
      <style:text-properties officeooo:rsid="001f6425"/>
    </style:style>
    <style:style style:name="T21" style:family="text">
      <style:text-properties officeooo:rsid="001776a6"/>
    </style:style>
    <style:style style:name="T22" style:family="text">
      <style:text-properties officeooo:rsid="0012247d"/>
    </style:style>
    <style:style style:name="T23" style:family="text">
      <style:text-properties officeooo:rsid="0014b2be"/>
    </style:style>
    <style:style style:name="T24" style:family="text">
      <style:text-properties officeooo:rsid="0016a7d0"/>
    </style:style>
    <style:style style:name="T25" style:family="text">
      <style:text-properties fo:language="fr" fo:country="FR" officeooo:rsid="0016a7d0" style:font-name-asian="Times New Roman" style:font-name-complex="Times New Roman" style:language-complex="ar" style:country-complex="SA"/>
    </style:style>
    <style:style style:name="T26" style:family="text">
      <style:text-properties fo:language="fr" fo:country="FR" officeooo:rsid="00198fbc" style:font-name-asian="Times New Roman" style:font-name-complex="Times New Roman" style:language-complex="ar" style:country-complex="SA"/>
    </style:style>
    <style:style style:name="T27" style:family="text">
      <style:text-properties fo:language="fr" fo:country="FR" officeooo:rsid="001aac25" style:font-name-asian="Times New Roman" style:font-name-complex="Times New Roman" style:language-complex="ar" style:country-complex="SA"/>
    </style:style>
    <style:style style:name="T28" style:family="text">
      <style:text-properties fo:language="fr" fo:country="FR" fo:font-style="italic" officeooo:rsid="0012247d" style:font-name-asian="Times New Roman" style:font-style-asian="italic" style:font-name-complex="Times New Roman" style:language-complex="ar" style:country-complex="SA" style:font-style-complex="italic"/>
    </style:style>
    <style:style style:name="T29" style:family="text">
      <style:text-properties fo:language="fr" fo:country="FR" fo:font-style="italic" officeooo:rsid="001392a6" style:font-name-asian="Times New Roman" style:font-style-asian="italic" style:font-name-complex="Times New Roman" style:language-complex="ar" style:country-complex="SA" style:font-style-complex="italic"/>
    </style:style>
    <style:style style:name="T30" style:family="text">
      <style:text-properties fo:language="fr" fo:country="FR" fo:font-style="italic" officeooo:rsid="001776a6" style:font-name-asian="Times New Roman" style:font-style-asian="italic" style:font-name-complex="Times New Roman" style:language-complex="ar" style:country-complex="SA" style:font-style-complex="italic"/>
    </style:style>
    <style:style style:name="T31" style:family="text">
      <style:text-properties fo:language="fr" fo:country="FR" fo:font-style="italic" officeooo:rsid="00198fbc" style:font-name-asian="Times New Roman" style:font-style-asian="italic" style:font-name-complex="Times New Roman" style:language-complex="ar" style:country-complex="SA" style:font-style-complex="italic"/>
    </style:style>
    <style:style style:name="T32" style:family="text">
      <style:text-properties fo:font-style="italic" style:font-style-asian="italic" style:font-style-complex="italic"/>
    </style:style>
    <style:style style:name="T33" style:family="text">
      <style:text-properties fo:font-style="italic" officeooo:rsid="001776a6" style:font-style-asian="italic" style:font-style-complex="italic"/>
    </style:style>
    <style:style style:name="T34" style:family="text">
      <style:text-properties fo:font-style="italic" officeooo:rsid="0012247d" style:font-style-asian="italic" style:font-style-complex="italic"/>
    </style:style>
    <style:style style:name="T35" style:family="text">
      <style:text-properties fo:font-style="italic" officeooo:rsid="001392a6" style:font-style-asian="italic" style:font-style-complex="italic"/>
    </style:style>
    <style:style style:name="T36" style:family="text">
      <style:text-properties fo:font-style="italic" officeooo:rsid="0014b2be" style:font-style-asian="italic" style:font-style-complex="italic"/>
    </style:style>
    <style:style style:name="T37" style:family="text">
      <style:text-properties fo:font-style="italic" officeooo:rsid="001951f4" style:font-style-asian="italic" style:font-style-complex="italic"/>
    </style:style>
    <style:style style:name="T38" style:family="text">
      <style:text-properties fo:font-style="italic" fo:font-weight="normal" officeooo:rsid="00208278" style:font-style-asian="italic" style:font-weight-asian="normal" style:font-style-complex="italic" style:font-weight-complex="normal"/>
    </style:style>
    <style:style style:name="T39" style:family="text">
      <style:text-properties officeooo:rsid="001aac25"/>
    </style:style>
    <style:style style:name="T40" style:family="text">
      <style:text-properties officeooo:rsid="001951f4"/>
    </style:style>
    <style:style style:name="T41" style:family="text">
      <style:text-properties fo:color="#ce181e" fo:font-size="20pt" style:text-underline-style="solid" style:text-underline-width="auto" style:text-underline-color="font-color" officeooo:rsid="002286b1" style:font-name-asian="Times New Roman1" style:font-size-asian="20pt" style:font-name-complex="Times New Roman1" style:font-size-complex="20pt"/>
    </style:style>
    <style:style style:name="T42" style:family="text">
      <style:text-properties fo:color="#000000" fo:font-size="20pt" style:text-underline-style="solid" style:text-underline-width="auto" style:text-underline-color="font-color" officeooo:rsid="002286b1" style:font-name-asian="Times New Roman1" style:font-size-asian="20pt" style:font-name-complex="Times New Roman1" style:font-size-complex="20pt"/>
    </style:style>
    <style:style style:name="T43" style:family="text">
      <style:text-properties fo:color="#000000" fo:font-size="20pt" style:text-underline-style="solid" style:text-underline-width="auto" style:text-underline-color="font-color" fo:font-weight="bold" officeooo:rsid="002286b1" style:font-name-asian="Times New Roman1" style:font-size-asian="20pt" style:font-weight-asian="bold" style:font-name-complex="Times New Roman1" style:font-size-complex="20pt" style:font-weight-complex="bold"/>
    </style:style>
    <style:style style:name="T44" style:family="text">
      <style:text-properties style:font-name-asian="Times New Roman1" style:font-name-complex="Times New Roman1"/>
    </style:style>
    <style:style style:name="T45" style:family="text">
      <style:text-properties officeooo:rsid="002286b1" style:font-name-asian="Times New Roman1" style:font-name-complex="Times New Roman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9">Année de mathématiques des élèves de T</text:span><text:span text:style-name="T10">STI2DA</text:span><text:span text:style-name="T9"> (20</text:span><text:span text:style-name="T10">20</text:span><text:span text:style-name="T9">/</text:span><text:span text:style-name="T11">2</text:span><text:span text:style-name="T10">1</text:span><text:span text:style-name="T9">)</text:span></text:p>
      <text:p text:style-name="P5"/>
      <text:p text:style-name="P1">Quels objectifs pour cette année ?</text:p>
      <text:p text:style-name="P6"><text:s text:c="2"/>Le système post-bac est complexe, le nombre de choix est en croissance exponentielle, aussi faut-il bien se connaître et bien connaître cette offre post-bac. Cela permet de réaliser la difficile équation entre l’ambition et les capacités de chacun d’un côté, la réalité des études post-bac et du monde du travail de l’autre côté.</text:p>
      <text:p text:style-name="P6">Si l’orientation est la finalité du lycée, le baccalauréat doit être le premier objectif à atteindre grâce à un travail régulier et à une participation active dans la vie des cours et de l’établissement. La volonté sans faille de chacun est attendue pour permettre aux cours de répondre au mieux aux attentes légitimes de chacun.</text:p>
      <text:p text:style-name="P6"><text:s text:c="2"/>Vous serez donc confrontés à de nouveaux types d'exercices (type bac), pouvant au départ vous mener à des états plus ou moins agréables : enthousiasme, déprime, joie, agacement, frustration, illumination...</text:p>
      <text:p text:style-name="P6">L'important sera alors d'accepter ces sensations, d'apprendre à analyser vos erreurs pour en tirer profit, de ne surtout pas baisser les bras, et de savoir demander de l'aide si nécessaire. </text:p>
      <text:p text:style-name="P6">Alors bon courage et belle année à vous !</text:p>
      <text:p text:style-name="P6"/>
      <text:p text:style-name="P2">Des conseils pour réussir :</text:p>
      <text:p text:style-name="P6"><text:s text:c="2"/>Vous devez vous donner les moyens de réussir individuellement et collectivement en coopérant avec les autres élèves de la classe et les professeurs dans le respect de chacun. Ainsi, la concentration, la participation et la compréhension de chacun sera rendue possible par tous, le travail sera régulier pour la bonne progression de toute la classe. </text:p>
      <text:p text:style-name="P14"><text:s text:c="2"/>Vous devrez parfois adapter vos méthodes de travail pour acquérir plus d'efficacité. Les exercices type bac pourront paraître plus difficiles au premier abord<text:span text:style-name="T3">; savoir s'imposer régulièrement de les refaire chez soi après avoir assimilé le cours est une des clés de la réussite, à condition que la concentration en classe soit sans faille.</text:span></text:p>
      <text:p text:style-name="P14"><text:span text:style-name="T1">Vous devrez faire preuve de maturité </text:span><text:span text:style-name="T2">et d’engagement</text:span><text:span text:style-name="T1"> dans toutes les disciplines : faire un projet d'orientation</text:span> aide à se motiver et à se convaincre que le travail personnel fourni chaque jour dans toutes les matières jouera un rôle primordial dans votre réussite, dans vos vœux d'orientation et dans votre réussite à l'examen. Vos professeurs vous soutiendront dans cette démarche.</text:p>
      <text:p text:style-name="P14"><text:s text:c="2"/>Vos cahiers et/ou classeurs devront être à jour et bien tenus pour être des outils d'apprentissage efficaces. En cas d'absence, vous devrez récupérer le travail manqué. <text:span text:style-name="T7">Pronote est un outil essentiel qu’il vous faudra consulter quotidiennement.</text:span></text:p>
      <text:p text:style-name="P14"><text:s text:c="2"/>Pour chaque cours de mathématiques le matériel nécessaire sera : vos cahier et/ou classeur, une règle, votre calculatrice(TI 82 ou TI 83), votre manuel (un pour deux suffit) <text:span text:style-name="T7">et votre cahier de 5/5</text:span>.</text:p>
      <text:p text:style-name="P14">Pour les devoirs surveillés, il faudra prévoir le matériel précédent, des copies doubles et des feuilles de brouillon. </text:p>
      <text:p text:style-name="P6"/>
      <text:p text:style-name="P2">L'évaluation :</text:p>
      <text:p text:style-name="P7">Les connaissances, savoir-faire, savoir-être et les compétences mathématiques seront évaluées tout au long de l'année :</text:p>
      <text:list xml:id="list1761181669" text:style-name="L1">
        <text:list-item>
          <text:p text:style-name="P19">5/5 : cinq <text:span text:style-name="T16">questions</text:span> auto-évalué<text:span text:style-name="T17">e</text:span>s puis corrigé<text:span text:style-name="T17">e</text:span>s <text:span text:style-name="T16">au début de chaque cours</text:span> (cahier spécifique), non noté<text:span text:style-name="T17">e</text:span>s <text:span text:style-name="T8">mais elles sont un entraînement aux automatismes évalués aux épreuves de bac</text:span>.</text:p>
        </text:list-item>
        <text:list-item>
          <text:p text:style-name="P20"><text:span text:style-name="T17">u</text:span>n compte rendu sera <text:span text:style-name="T17">proposé par un élève à la fin de chaque séance, suivi d’un échange avec le professeur et les autres élèves. Noté, coefficient 1.</text:span></text:p>
        </text:list-item>
        <text:list-item>
          <text:p text:style-name="P19">un devoir maison tous les quinze jours, corrigé mais non noté.</text:p>
        </text:list-item>
        <text:list-item>
          <text:p text:style-name="P19">des auto-évaluations des connaissances et savoir-faire en cours et à la fin de chaque chapitre.</text:p>
        </text:list-item>
        <text:list-item>
          <text:p text:style-name="P19">un<text:span text:style-name="T16">e</text:span> interrogation (question de cours ou exercice réalisé en classe à savoir refaire) tou<text:span text:style-name="T18">s les lundis</text:span>. Notée, coefficient 1.</text:p>
        </text:list-item>
        <text:list-item>
          <text:p text:style-name="P19">2 ou 3 devoirs surveillés par trimestre portant sur l'ensemble des connaissances de mathématiques. Notés, coefficient 2.</text:p>
        </text:list-item>
        <text:list-item>
          <text:p text:style-name="P19">des travaux de recherche, travaux pratiques (informatique, calculatrice...), compte rendus, exposés pourront être demandés et seront notés coefficient 1.</text:p>
        </text:list-item>
        <text:list-item>
          <text:p text:style-name="P19">une note de travail tenant compte du travail personnel fourni en classe et à la maison <text:span text:style-name="T19">(suivi de travail)</text:span>, de la participation et de l'attitude en classe <text:span text:style-name="T19">(voir savoir-être)</text:span> sera donnée chaque trimestre, coefficient 1.</text:p>
        </text:list-item>
      </text:list>
      <text:p text:style-name="P7"/>
      <text:p text:style-name="P7"/>
      <text:p text:style-name="P7"/>
      <text:p text:style-name="P7"/>
      <text:p text:style-name="P6"><text:soft-page-break/>Les compétences spécifiques aux mathématiques sont explicitées ci-dessous :</text:p>
      <text:p text:style-name="P2">Chercher :</text:p>
      <text:p text:style-name="P6"><text:s/>Analyser un problème.</text:p>
      <text:p text:style-name="P6"><text:s/>Extraire, organiser et traiter l’information utile.</text:p>
      <text:p text:style-name="P6"><text:s/>Observer, s’engager dans une démarche, expérimenter en utilisant éventuellement des outils logiciels, chercher des exemples ou des contre-exemples, simplifier ou particulariser une situation, reformuler un problème, émettre une conjecture.</text:p>
      <text:p text:style-name="P6"><text:s/>Valider, corriger une démarche, ou en adopter une nouvelle.</text:p>
      <text:p text:style-name="P2">Modéliser :</text:p>
      <text:p text:style-name="P6"><text:s/>Traduire en langage mathématique une situation réelle (à l’aide d’équations, de suites, de fonctions, de configurations géométriques, de graphes, de lois de probabilité, d’outils statistiques …).</text:p>
      <text:p text:style-name="P6"><text:s/>Utiliser, comprendre, élaborer une simulation numérique ou géométrique prenant appui sur la modélisation et utilisant un logiciel.</text:p>
      <text:p text:style-name="P6"><text:s/>Valider ou invalider un modèle.</text:p>
      <text:p text:style-name="P2">Représenter :</text:p>
      <text:p text:style-name="P6"><text:s/>Choisir un cadre (numérique, algébrique, géométrique…) adapté pour traiter un problème ou pour représenter un objet mathématique.</text:p>
      <text:p text:style-name="P6"><text:s/>Passer d’un mode de représentation à un autre.</text:p>
      <text:p text:style-name="P6"><text:s/>Changer de registre.</text:p>
      <text:p text:style-name="P2">Calculer :</text:p>
      <text:p text:style-name="P6"><text:s/>Effectuer un calcul automatisable à la main ou à l’aide d’un instrument (calculatrice, logiciel).</text:p>
      <text:p text:style-name="P6"><text:s/>Mettre en œuvre des algorithmes simples.</text:p>
      <text:p text:style-name="P6"><text:s/>Exercer l’intelligence du calcul : organiser les différentes étapes d’un calcul complexe, choisir des transformations, effectuer des simplifications.</text:p>
      <text:p text:style-name="P6"><text:s/>Contrôler les calculs (au moyen d’ordres de grandeur, de considérations de signe ou d’encadrement).</text:p>
      <text:p text:style-name="P2">Raisonner :</text:p>
      <text:p text:style-name="P6"><text:s/>Utiliser les notions de la logique élémentaire (conditions nécessaires ou suffisantes, équivalences, connecteurs) pour bâtir un raisonnement.</text:p>
      <text:p text:style-name="P6"><text:s/>Différencier le statut des énoncés mis en jeu : définition, propriété, théorème démontré, théorème admis…</text:p>
      <text:p text:style-name="P6"><text:s/>Utiliser différents types de raisonnement (par analyse et synthèse, par équivalence, par disjonction de cas, par l’absurde, par contraposée, par récurrence…).</text:p>
      <text:p text:style-name="P6"><text:s/>Effectuer des inférences (inductives, déductives) pour obtenir de nouveaux résultats, conduire une démonstration, confirmer ou infirmer une conjecture, prendre une décision.</text:p>
      <text:p text:style-name="P2">Communiquer :</text:p>
      <text:p text:style-name="P6"><text:s/>Opérer la conversion entre le langage naturel et le langage symbolique formel.</text:p>
      <text:p text:style-name="P6"><text:s/>Développer une argumentation mathématique correcte à l’écrit ou à l’oral.</text:p>
      <text:p text:style-name="P6"><text:s/>Critiquer une démarche ou un résultat.</text:p>
      <text:p text:style-name="P8"><text:s/>S’exprimer avec clarté et précision à l’oral et à l’écrit.</text:p>
      <text:p text:style-name="P8"/>
      <text:p text:style-name="P8">Les savoir-être évalués sont :</text:p>
      <text:p text:style-name="P8">1. Comprendre un énoncé, une consigne …</text:p>
      <text:p text:style-name="P8">2. Répondre à une question par une phrase complète</text:p>
      <text:p text:style-name="P8">3. Demander et prendre la parole correctement en public</text:p>
      <text:p text:style-name="P8">4. Prendre part à un dialogue, un débat, une recherche</text:p>
      <text:p text:style-name="P8">5. Rendre compte d’un travail collectif ou individuel (exposé, expériences, démonstrations)</text:p>
      <text:p text:style-name="P8">6. Savoir se mettre en situation de recherche</text:p>
      <text:p text:style-name="P8">7. Connaître et respecter les règles de la vie collective</text:p>
      <text:p text:style-name="P8">8. Être autonome dans son travail</text:p>
      <text:p text:style-name="P8">9. Savoir s’auto-évaluer</text:p>
      <text:p text:style-name="P8">10. S’impliquer dans un projet individuel ou collectif</text:p>
      <text:p text:style-name="P8">11. Savoir prendre des initiatives et des décisions</text:p>
      <text:p text:style-name="P8">12. Savoir s’organiser dans son travail</text:p>
      <text:p text:style-name="P9"/>
      <text:p text:style-name="P9"/>
      <text:p text:style-name="P9"/>
      <text:p text:style-name="P9"/>
      <text:p text:style-name="P4"><text:soft-page-break/>L<text:span text:style-name="T8">es </text:span>épreuve<text:span text:style-name="T8">s</text:span> du baccalauréat</text:p>
      <text:p text:style-name="P9"/>
      <text:p text:style-name="P18"><text:span text:style-name="T13">L’</text:span><text:span text:style-name="T12">épreuve de </text:span><text:span text:style-name="T13">contrôle continu</text:span><text:span text:style-name="T12"> dure </text:span><text:span text:style-name="T13">2</text:span><text:span text:style-name="T12"> heures </text:span><text:span text:style-name="T14">et porte sur le programme du tronc commun</text:span><text:span text:style-name="T12">, </text:span><text:span text:style-name="T14">elle est notée sur 20 points </text:span><text:span text:style-name="T15">et est programmée au cours du troisième trimestre</text:span><text:span text:style-name="T14">. </text:span><text:span text:style-name="T15">Le sujet est choisi par l’établissement dans la banque nationale. L</text:span><text:span text:style-name="T12">e sujet com</text:span><text:span text:style-name="T14">porte deux parties :</text:span></text:p>
      <text:list xml:id="list3046112362" text:style-name="L2">
        <text:list-item>
          <text:p text:style-name="P21">la première partie, sur 5 points, évalue la maîtrise des automatismes au programme sous forme de questions à réponses rapides, sans calculatrice, elle dure 20 minutes, les feuilles réponses sont ramassées sitôt le test terminé.</text:p>
        </text:list-item>
        <text:list-item>
          <text:p text:style-name="P26"><text:span text:style-name="T14">la deuxième partie, sur 15 points, compte 3 exercices indépendants, le sujet précise si l’utilisation de la calculatrice est autorisée</text:span><text:span text:style-name="T12">.</text:span></text:p>
        </text:list-item>
      </text:list>
      <text:p text:style-name="P11">La moyenne des épreuves de contrôle continu compte pour 5 % de la note du bac.</text:p>
      <text:p text:style-name="P11"/>
      <text:p text:style-name="P12">L’épreuve finale de spécialité mathématiques et physique-chimie dure 3 heures et est notée sur 20 points. <text:span text:style-name="T20">Cette note compte pour 16 % de la note du bac.</text:span> La date de l’épreuve, prévue <text:span text:style-name="T20">à la fin du deuxième trimestre</text:span>, <text:span text:style-name="T20">ainsi</text:span> <text:span text:style-name="T20">que </text:span>les sujets, <text:span text:style-name="T20">sont nationaux</text:span>.</text:p>
      <text:p text:style-name="P22">Le sujet compte 3 à 5 exercices dont un au moins étudie une situation où mathématiques et physique-chimie interagissent. Le sujet précise si l’utilisation de la calculatrice est autorisée.</text:p>
      <text:p text:style-name="P22">6 points sont attribués à l’évaluation des compétences propres aux mathématiques.</text:p>
      <text:p text:style-name="P9"/>
      <text:p text:style-name="P4">Progression de l'année : <text:span text:style-name="T38">(en italiques l’enseignement commun)</text:span></text:p>
      <text:p text:style-name="P9"/>
      <text:p text:style-name="P15">Chapitre <text:span text:style-name="T21">1</text:span> : <text:span text:style-name="T33">F</text:span><text:span text:style-name="T34">onctions, </text:span><text:span text:style-name="T32">dérivation, </text:span><text:span text:style-name="T34">fonction inverse</text:span></text:p>
      <text:p text:style-name="P15">Chapitre <text:span text:style-name="T21">2</text:span> : <text:span text:style-name="T32">Suites </text:span><text:span text:style-name="T28">arithmétiques</text:span></text:p>
      <text:p text:style-name="P15">Chapitre <text:span text:style-name="T21">3</text:span> : Trigonométrie, <text:span text:style-name="T22">fonctions sinusoïdales</text:span></text:p>
      <text:p text:style-name="P15">Chapitre <text:span text:style-name="T21">4</text:span> : <text:span text:style-name="T34">Suites géométriques</text:span></text:p>
      <text:p text:style-name="P15">Chapitre <text:span text:style-name="T21">5</text:span> : <text:span text:style-name="T22">Produit scalaire</text:span></text:p>
      <text:p text:style-name="P15">Chapitre <text:span text:style-name="T21">6</text:span> :<text:span text:style-name="T32"> </text:span><text:span text:style-name="T29">Fonctions exponentielles de base a</text:span></text:p>
      <text:p text:style-name="P15">Chapitre <text:span text:style-name="T21">7</text:span> : <text:span text:style-name="T35">Statistiques à deux variables quantitatives</text:span></text:p>
      <text:p text:style-name="P15">Chapitre <text:span text:style-name="T21">8</text:span> : <text:span text:style-name="T37">Fonction l</text:span><text:span text:style-name="T32">ogarithme </text:span><text:span text:style-name="T29">décimal</text:span></text:p>
      <text:p text:style-name="P15">Chapitre <text:span text:style-name="T21">9</text:span> : Nombres complexes – partie 1/<text:span text:style-name="T39">3</text:span></text:p>
      <text:p text:style-name="P15">Chapitre <text:span text:style-name="T21">10</text:span> : <text:span text:style-name="T36">Probabilités conditionnelles</text:span></text:p>
      <text:p text:style-name="P15">Chapitre <text:span text:style-name="T21">11</text:span> : Fonction exponentielle <text:span text:style-name="T23">de base e </text:span>– partie 1/2</text:p>
      <text:p text:style-name="P15">Chapitre <text:span text:style-name="T21">12</text:span> : <text:span text:style-name="T23">Primitives d’une fonction</text:span></text:p>
      <text:p text:style-name="P15">Chapitre 1<text:span text:style-name="T21">3</text:span>: Fonction exponentielle <text:span text:style-name="T23">de base e </text:span>– partie 2/2</text:p>
      <text:p text:style-name="P15">Chapitre 1<text:span text:style-name="T21">4</text:span> : <text:span text:style-name="T24">Nombres complexes – partie 2/3</text:span></text:p>
      <text:p text:style-name="P15">Chapitre 1<text:span text:style-name="T21">5</text:span> : Intégration</text:p>
      <text:p text:style-name="P15">Chapitre 1<text:span text:style-name="T21">6</text:span> : <text:span text:style-name="T40">Fonction l</text:span>ogarithme népérien – partie <text:span text:style-name="T23">1</text:span>/2</text:p>
      <text:p text:style-name="P15">Chapitre 1<text:span text:style-name="T21">7</text:span> :<text:span text:style-name="T32"> </text:span><text:span text:style-name="T36">Variables aléatoires discrètes</text:span></text:p>
      <text:p text:style-name="P15">Chapitre 1<text:span text:style-name="T21">8</text:span> : <text:span text:style-name="T40">Fonction l</text:span>ogarithme népérien – partie 2/2</text:p>
      <text:p text:style-name="P15">Chapitre 1<text:span text:style-name="T21">9</text:span> : <text:span text:style-name="T25">Équations différentielles</text:span></text:p>
      <text:p text:style-name="P15"><text:span text:style-name="T25">Chapitre </text:span><text:span text:style-name="T26">20</text:span><text:span text:style-name="T25"> : Nombres complexes – partie </text:span><text:span text:style-name="T27">3</text:span><text:span text:style-name="T25">/</text:span><text:span text:style-name="T27">3</text:span></text:p>
      <text:p text:style-name="P16"><text:span text:style-name="T28">Chapitre </text:span><text:span text:style-name="T30">2</text:span><text:span text:style-name="T31">1</text:span><text:span text:style-name="T28"> : Composition de fonctions</text:span></text:p>
      <text:p text:style-name="P13"/>
      <text:p text:style-name="P10"/>
      <text:p text:style-name="P10"/>
      <text:p text:style-name="P10"/>
      <text:p text:style-name="P9"/>
      <text:p text:style-name="P24"><text:span text:style-name="T44">Pour toute question, ou demande de rendez-vous, vous pourrez utiliser PRONOTE ou l'adresse suivante :</text:span></text:p>
      <text:p text:style-name="P25"><text:span text:style-name="T43">benoit.marie@ac-toulouse.fr</text:span></text:p>
      <text:p text:style-name="P27"/>
      <text:p text:style-name="P27"><text:span text:style-name="T4"/></text:p>
      <text:p text:style-name="P3"><text:soft-page-break/><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Bold" svg:font-family="Helvetica-Bold"/>
    <style:font-face style:name="LMRoman12-Regular" svg:font-family="LMRoman12-Regular"/>
    <style:font-face style:name="Mangal1" svg:font-family="Mangal"/>
    <style:font-face style:name="OpenSymbol1" svg:font-family="OpenSymbol"/>
    <style:font-face style:name="Helvetica" svg:font-family="Helvetica" style:font-family-generic="swiss"/>
    <style:font-face style:name="Times New Roman1" svg:font-family="'Times New Roman'"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53cm" fo:margin-bottom="1.152cm" fo:margin-left="0.767cm" fo:margin-right="1.02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ie Marco</meta:initial-creator>
    <meta:creation-date>2018-09-02T22:11:59.40</meta:creation-date>
    <dc:date>2021-09-06T13:41:39.337000000</dc:date>
    <meta:editing-duration>PT1H4M49S</meta:editing-duration>
    <meta:editing-cycles>8</meta:editing-cycles>
    <meta:generator>LibreOffice/6.0.5.2$Windows_x86 LibreOffice_project/54c8cbb85f300ac59db32fe8a675ff7683cd5a16</meta:generator>
    <meta:print-date>2021-09-06T13:34:55.378000000</meta:print-date>
    <meta:document-statistic meta:table-count="0" meta:image-count="0" meta:object-count="0" meta:page-count="4" meta:paragraph-count="99" meta:word-count="1424" meta:character-count="9382" meta:non-whitespace-character-count="8021"/>
  </office:meta>
</office:document-meta>
</file>